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80A0000012600BFDB66.png"/>
  <manifest:file-entry manifest:media-type="image/jpeg" manifest:full-path="Pictures/10000000000001EA000001292840C09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Source Sans Pro semibold" svg:font-family="'Source Sans Pro semibold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HK" svg:font-family="'Noto Sans HK'" style:font-family-generic="swiss" style:font-pitch="variable"/>
    <style:font-face style:name="Noto Sans HK Medium" svg:font-family="'Noto Sans HK Medium'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ewsGotT" svg:font-family="NewsGotT" style:font-family-generic="system" style:font-pitch="variable"/>
    <style:font-face style:name="Noto Sans HK1" svg:font-family="'Noto Sans HK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fo:font-size="48pt" style:font-size-asian="48pt" style:font-size-complex="48pt"/>
    </style:style>
    <style:style style:name="P2" style:family="paragraph" style:parent-style-name="Cabecera_20_-_20_Consejería">
      <style:paragraph-properties fo:line-height="100%" fo:hyphenation-ladder-count="no-limit"/>
      <style:text-properties style:font-name="Source Sans Pro semibold" fo:font-size="9pt" style:font-name-asian="Noto Sans HK Medium" style:font-size-asian="9pt" style:language-asian="en" style:country-asian="US" style:font-size-complex="8.5pt" fo:hyphenate="false" fo:hyphenation-remain-char-count="0" fo:hyphenation-push-char-count="0"/>
    </style:style>
    <style:style style:name="P3" style:family="paragraph" style:parent-style-name="Cabecera_20_-_20_Centro_20_directivo">
      <style:paragraph-properties fo:line-height="100%" fo:hyphenation-ladder-count="no-limit"/>
      <style:text-properties style:font-name="Source Sans Pro" fo:font-size="9pt" style:font-name-asian="Noto Sans HK" style:font-size-asian="9pt" style:language-asian="en" style:country-asian="US" style:font-size-complex="8pt" fo:hyphenate="false" fo:hyphenation-remain-char-count="0" fo:hyphenation-push-char-count="0"/>
    </style:style>
    <style:style style:name="P4" style:family="paragraph" style:parent-style-name="Text_20_body">
      <style:text-properties fo:font-size="16pt" style:font-size-asian="16pt" style:font-size-complex="16pt"/>
    </style:style>
    <style:style style:name="P5" style:family="paragraph" style:parent-style-name="Standard">
      <style:paragraph-properties fo:margin-top="0cm" fo:margin-bottom="0.499cm" fo:text-align="justify" style:justify-single-word="false"/>
      <style:text-properties fo:color="#000000" style:font-name="Source Sans Pro" fo:font-size="10.5pt" fo:font-weight="normal" fo:background-color="transparent" style:font-size-asian="10.5pt" style:font-weight-asian="normal" style:font-size-complex="10.5pt" style:font-weight-complex="normal"/>
    </style:style>
    <style:style style:name="P6" style:family="paragraph" style:parent-style-name="Standard" style:master-page-name="Standard">
      <style:paragraph-properties fo:margin-top="0cm" fo:margin-bottom="0.499cm" fo:text-align="justify" style:justify-single-word="false" style:page-number="auto"/>
      <style:text-properties fo:color="#000000" style:font-name="Source Sans Pro" fo:font-size="10.5pt" fo:font-weight="normal" fo:background-color="transparent" style:font-size-asian="10.5pt" style:font-weight-asian="normal" style:font-size-complex="10.5pt" style:font-weight-complex="normal"/>
    </style:style>
    <style:style style:name="T1" style:family="text">
      <style:text-properties fo:language="es" fo:country="ES" style:font-name-asian="Noto Sans HK1" style:font-name-complex="NewsGotT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writing-mode="lr-tb">
        <style:background-image/>
      </style:graphic-properties>
    </style:style>
    <style:style style:name="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variable-decls>
        <text:variable-decl office:value-type="float" text:name="prueba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Las ONGD participantes en la Convocatoria ${anyoConvocatoria} de la orden de <text:span text:style-name="T1">24 de julio de 2020</text:span>, para la financiación de proyectos de cooperación internacional para el desarrollo, acción humanitaria, excepto emergencia, educación para el desarrollo y formación, investigación e innovación, pueden consultar en la web de la ACCID las Propuestas Definitivas de la Resolución y los anexos, que informan en las entidades que han resultados beneficiarias <text:s/>en dicho proceso.</text:p>
      <text:p text:style-name="P5">Con el objetivo de poder analizar cuando antes la documentación, para agilizar la resolución de la convocatoria, se requiere a las ONGD que la adelanten enviándola al correo electrónico dga.convocatoria.aacid@juntadeandalucia.es y que la presenten a la mayor brevedad en el Registro de esta Agenc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Source Sans Pro semibold" svg:font-family="'Source Sans Pro semibold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HK" svg:font-family="'Noto Sans HK'" style:font-family-generic="swiss" style:font-pitch="variable"/>
    <style:font-face style:name="Noto Sans HK Medium" svg:font-family="'Noto Sans HK Medium'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ewsGotT" svg:font-family="NewsGotT" style:font-family-generic="system" style:font-pitch="variable"/>
    <style:font-face style:name="Noto Sans HK1" svg:font-family="'Noto Sans HK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fo:language="zxx" fo:country="none" style:language-asian="zxx" style:country-asian="none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able_20_Paragraph" style:display-name="Table Paragraph" style:family="paragraph" style:parent-style-name="Standard"/>
    <style:style style:name="Normal_20_Table" style:display-name="Normal Table" style:family="paragraph" style:default-outline-level="">
      <style:paragraph-properties fo:text-align="start" style:justify-single-word="false" fo:orphans="0" fo:widows="0" style:vertical-align="auto"/>
      <style:text-properties style:font-name="Calibri" fo:font-size="11pt" fo:language="en" fo:country="US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becera_20_-_20_Consejería" style:display-name="Cabecera - Consejería" style:family="paragraph" style:next-style-name="Cabecera_20_-_20_Centro_20_directivo">
      <style:paragraph-properties loext:contextual-spacing="false" fo:margin-top="0cm" fo:margin-bottom="0.101cm" fo:line-height="100%" fo:hyphenation-ladder-count="no-limit"/>
      <style:text-properties style:font-name="Source Sans Pro semibold" fo:font-size="9pt" style:font-name-asian="Noto Sans HK Medium" style:font-size-asian="9pt" style:language-asian="en" style:country-asian="US" style:font-size-complex="8.5pt" fo:hyphenate="false" fo:hyphenation-remain-char-count="0" fo:hyphenation-push-char-count="0"/>
    </style:style>
    <style:style style:name="Cabecera_20_-_20_Centro_20_directivo" style:display-name="Cabecera - Centro directivo" style:family="paragraph">
      <style:paragraph-properties loext:contextual-spacing="false" fo:margin-top="0cm" fo:margin-bottom="0.6cm" fo:line-height="100%" fo:hyphenation-ladder-count="no-limit"/>
      <style:text-properties style:font-name="Source Sans Pro" fo:font-size="9pt" style:font-name-asian="Noto Sans HK" style:font-size-asian="9pt" style:language-asian="en" style:country-asian="US" style:font-size-complex="8pt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>
      <style:text-properties style:font-name="Times New Roman" fo:font-size="10pt" fo:language="es" fo:country="ES" style:font-name-asian="Times New Roman" style:font-size-asian="10pt" style:language-asian="zxx" style:country-asian="none" style:font-name-complex="Times New Roman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48pt" style:font-size-asian="48pt" style:font-size-complex="48pt"/>
    </style:style>
    <style:style style:name="MP2" style:family="paragraph" style:parent-style-name="Cabecera_20_-_20_Consejería">
      <style:paragraph-properties fo:line-height="100%" fo:hyphenation-ladder-count="no-limit"/>
      <style:text-properties style:font-name="Source Sans Pro semibold" fo:font-size="9pt" style:font-name-asian="Noto Sans HK Medium" style:font-size-asian="9pt" style:language-asian="en" style:country-asian="US" style:font-size-complex="8.5pt" fo:hyphenate="false" fo:hyphenation-remain-char-count="0" fo:hyphenation-push-char-count="0"/>
    </style:style>
    <style:style style:name="MP3" style:family="paragraph" style:parent-style-name="Cabecera_20_-_20_Centro_20_directivo">
      <style:paragraph-properties fo:line-height="100%" fo:hyphenation-ladder-count="no-limit"/>
      <style:text-properties style:font-name="Source Sans Pro" fo:font-size="9pt" style:font-name-asian="Noto Sans HK" style:font-size-asian="9pt" style:language-asian="en" style:country-asian="US" style:font-size-complex="8pt" fo:hyphenate="false" fo:hyphenation-remain-char-count="0" fo:hyphenation-push-char-count="0"/>
    </style:style>
    <style:style style:name="MP4" style:family="paragraph" style:parent-style-name="Text_20_body">
      <style:text-properties fo:font-size="16pt" style:font-size-asian="16pt" style:font-size-complex="16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writing-mode="lr-tb">
        <style:background-image/>
      </style:graphic-properties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cm" fo:page-height="29.704cm" style:num-format="1" style:print-orientation="portrait" fo:margin-top="0.917cm" fo:margin-bottom="0.494cm" fo:margin-left="0.176cm" fo:margin-right="0.141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Marco1" text:anchor-type="paragraph" svg:x="10.463cm" svg:y="-0.085cm" svg:width="6.519cm" style:rel-width="scale" svg:height="2.198cm" style:rel-height="scale" draw:z-index="0"><draw:text-box><text:p text:style-name="MP2">Consejería de Igualdad, Políticas Sociales y Conciliación</text:p><text:p text:style-name="MP3">Agencia Andaluza de Cooperación Internacional para el Desarrollo</text:p></draw:text-box></draw:frame><draw:frame draw:style-name="Mfr2" draw:name="gráficos3" text:anchor-type="char" svg:x="-0.199cm" svg:y="-0.169cm" svg:width="4.2cm" svg:height="2.54cm" draw:z-index="1"><draw:image xlink:href="Pictures/10000000000001EA000001292840C09F.jpg" xlink:type="simple" xlink:show="embed" xlink:actuate="onLoad"/></draw:frame></text:p>
        <text:p text:style-name="MP4"/>
      </style:header>
      <style:footer>
        <text:p text:style-name="Footer"/>
      </style:footer>
    </style:master-page>
    <style:master-page style:name="HTML" style:page-layout-name="Mpm2"/>
    <style:master-page style:name="Landscape" style:page-layout-name="Mpm3">
      <style:header>
        <text:p text:style-name="Header"><draw:frame draw:style-name="Mfr3" draw:name="gráficos2" text:anchor-type="paragraph" svg:y="-0.095cm" svg:width="17.425cm" svg:height="2.489cm" draw:z-index="0"><draw:image xlink:href="Pictures/100002010000080A0000012600BFDB66.png" xlink:type="simple" xlink:show="embed" xlink:actuate="onLoad"/></draw:frame></text:p>
      </style:header>
      <style:footer>
        <text:p text:style-name="Footer"/>
      </style:footer>
    </style:master-page>
    <style:master-page style:name="Convertir_20_0" style:display-name="Convertir 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20H10M18S</meta:editing-duration>
    <meta:editing-cycles>231</meta:editing-cycles>
    <meta:generator>OpenOffice/4.1.8$Win32 OpenOffice.org_project/418m3$Build-9803</meta:generator>
    <dc:date>2021-09-03T09:15:22.96</dc:date>
    <dc:creator>Javier Baena</dc:creator>
    <meta:document-statistic meta:table-count="0" meta:image-count="2" meta:object-count="0" meta:page-count="1" meta:paragraph-count="4" meta:word-count="128" meta:character-count="889"/>
    <meta:user-defined meta:name="Info 1"/>
    <meta:user-defined meta:name="Info 2"/>
    <meta:user-defined meta:name="Info 3"/>
    <meta:user-defined meta:name="Info 4"/>
  </office:meta>
</office:document-meta>
</file>